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33cc" draw:stroke-linejoin="miter" draw:fill="none" draw:fill-color="#ffffff" draw:textarea-horizontal-align="justify" draw:textarea-vertical-align="middle" draw:auto-grow-height="false" fo:min-height="4.421cm" fo:min-width="2.16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688cm" fo:min-width="0cm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cfe7f5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4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96cm" fo:min-width="0cm" fo:padding-top="0.145cm" fo:padding-bottom="0.145cm" fo:padding-left="0.27cm" fo:padding-right="0.27cm"/>
    </style:style>
    <style:style style:name="gr5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08cm" fo:padding-top="0.03cm" fo:padding-bottom="0.03cm" fo:padding-left="0.03cm" fo:padding-right="0.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48cm" fo:padding-top="0.03cm" fo:padding-bottom="0.03cm" fo:padding-left="0.03cm" fo:padding-right="0.03cm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0.648cm" fo:min-width="0.3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4cm" svg:stroke-color="#000000" draw:marker-start-width="0.26cm" draw:marker-end-width="0.26cm" draw:fill="solid" draw:fill-color="#cfe7f5" draw:textarea-vertical-align="middle" fo:padding-top="0.145cm" fo:padding-bottom="0.145cm" fo:padding-left="0.27cm" fo:padding-right="0.27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95cm" fo:padding-top="0.03cm" fo:padding-bottom="0.03cm" fo:padding-left="0.03cm" fo:padding-right="0.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77cm" fo:padding-top="0.03cm" fo:padding-bottom="0.03cm" fo:padding-left="0.03cm" fo:padding-right="0.03cm"/>
      <style:paragraph-properties style:writing-mode="lr-tb"/>
    </style:style>
    <style:style style:name="gr14" style:family="graphic" style:parent-style-name="standard">
      <style:graphic-properties svg:stroke-width="0.04cm" svg:stroke-color="#000000" draw:marker-start-width="0.26cm" draw:marker-end-width="0.26cm" draw:fill="none" draw:fill-color="#cfe7f5" draw:textarea-vertical-align="middle" fo:padding-top="0.145cm" fo:padding-bottom="0.145cm" fo:padding-left="0.27cm" fo:padding-right="0.27cm"/>
    </style:style>
    <style:style style:name="gr15" style:family="graphic" style:parent-style-name="objectwithoutfill">
      <style:graphic-properties svg:stroke-width="0.04cm" draw:marker-start-width="0.26cm" draw:marker-end="Arrow" draw:marker-end-width="0.5cm" draw:fill="none" draw:textarea-vertical-align="middle" fo:padding-top="0.145cm" fo:padding-bottom="0.145cm" fo:padding-left="0.27cm" fo:padding-right="0.27cm"/>
    </style:style>
    <style:style style:name="gr16" style:family="graphic" style:parent-style-name="objectwithoutfill">
      <style:graphic-properties svg:stroke-width="0.04cm" svg:stroke-color="#2323dc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15cm" fo:padding-top="0.03cm" fo:padding-bottom="0.03cm" fo:padding-left="0.03cm" fo:padding-right="0.03cm"/>
      <style:paragraph-properties style:writing-mode="lr-tb"/>
    </style:style>
    <style:style style:name="gr18" style:family="graphic" style:parent-style-name="objectwithoutfill">
      <style:graphic-properties svg:stroke-width="0.04cm" svg:stroke-color="#0000ff" draw:marker-start-width="0.26cm" draw:marker-end="Arrow" draw:marker-end-width="0.5cm" draw:fill="none" draw:textarea-vertical-align="middle" fo:padding-top="0.145cm" fo:padding-bottom="0.145cm" fo:padding-left="0.27cm" fo:padding-right="0.2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  <style:paragraph-properties style:writing-mode="lr-tb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 style:font-independent-line-spacing="true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4" style:family="paragraph">
      <loext:graphic-properties draw:fill="solid" draw:fill-color="#cfe7f5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1" fo:font-size="12pt" style:font-size-asian="12pt" style:font-size-complex="12pt"/>
    </style:style>
    <style:style style:name="P8" style:family="paragraph">
      <style:paragraph-properties fo:text-align="start">
        <style:tab-stops>
          <style:tab-stop style:position="1.5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writing-mode="lr-tb">
        <style:tab-stops>
          <style:tab-stop style:position="0.8cm"/>
        </style:tab-stops>
      </style:paragraph-properties>
      <style:text-properties style:font-name="Liberation Sans1"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  <style:text-properties style:font-name="Liberation Sans1" fo:font-size="16pt" style:font-size-asian="16pt" style:font-size-complex="16pt"/>
    </style:style>
    <style:style style:name="P11" style:family="paragraph">
      <loext:graphic-properties draw:fill="solid" draw:fill-color="#cfe7f5"/>
    </style:style>
    <style:style style:name="P12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style:font-name="Liberation Sans1"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1" fo:font-size="16pt" style:font-size-asian="16pt" style:font-size-complex="16pt"/>
    </style:style>
    <style:style style:name="P14" style:family="paragraph">
      <loext:graphic-properties draw:fill="none" draw:fill-color="#cfe7f5"/>
    </style:style>
    <style:style style:name="P1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language="en" fo:country="US"/>
    </style:style>
    <style:style style:name="T1" style:family="text">
      <style:text-properties style:font-name="Liberation Sans1" fo:font-size="16pt" style:font-size-asian="16pt" style:font-size-complex="16pt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style:font-name="Liberation Sans1" fo:font-size="20pt" style:font-size-asian="20pt" style:font-size-complex="2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35APO   Computer Architecture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custom-shape draw:name="Ovál 6" draw:style-name="gr1" draw:text-style-name="P1" draw:layer="layout" svg:width="3.76cm" svg:height="6.619cm" svg:x="20.875cm" svg:y="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12cm" svg:height="0.938cm" svg:x="8.856cm" svg:y="4.6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12cm" svg:height="0.938cm" svg:x="11.022cm" svg:y="6.2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12cm" svg:height="0.938cm" svg:x="13.194cm" svg:y="7.8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0.86cm" svg:height="0.938cm" svg:x="6.241cm" svg:y="4.64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I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" draw:id="id2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7.882cm" svg:y="4.48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8.03700831285193cm 4.64100836524789cm)" svg:viewBox="0 0 220 221" draw:points="0,221 0,0 220,0">
            <text:p/>
          </draw:polyline>
        </draw:g>
        <draw:connector draw:style-name="gr6" draw:layer="layout" svg:x1="7.101cm" svg:y1="5.11cm" svg:x2="7.882cm" svg:y2="5.11cm" draw:start-shape="id1" draw:start-glue-point="6" draw:end-shape="id2" draw:end-glue-point="4" svg:d="M7101 5110h781" svg:viewBox="0 0 782 1">
          <text:p/>
        </draw:connector>
        <draw:frame draw:style-name="gr7" draw:text-style-name="P7" draw:layer="layout" svg:width="0.781cm" svg:height="0.568cm" svg:x="7.101cm" svg:y="4.577cm">
          <draw:text-box>
            <text:p><text:span text:style-name="T2">be</text:span><text:span text:style-name="T2">q</text:span></text:p>
          </draw:text-box>
        </draw:frame>
        <draw:frame draw:style-name="gr8" draw:text-style-name="P9" draw:layer="layout" svg:width="4.609cm" svg:height="0.908cm" svg:x="18.965cm" svg:y="3.889cm">
          <draw:text-box>
            <text:p text:style-name="P8"><text:span text:style-name="T3">Č</text:span><text:span text:style-name="T3">a</text:span><text:span text:style-name="T3">s</text:span><text:span text:style-name="T3"> </text:span><text:span text:style-name="T3">(</text:span><text:span text:style-name="T3">c</text:span><text:span text:style-name="T3">y</text:span><text:span text:style-name="T3">k</text:span><text:span text:style-name="T3">l</text:span><text:span text:style-name="T3">y</text:span><text:span text:style-name="T3">)</text:span></text:p>
          </draw:text-box>
        </draw:frame>
        <draw:custom-shape draw:style-name="gr9" draw:text-style-name="P10" xml:id="id3" draw:id="id3" draw:layer="layout" svg:width="0.86cm" svg:height="0.938cm" svg:x="8.407cm" svg:y="4.64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8.194cm" svg:y1="5.11cm" svg:x2="8.407cm" svg:y2="4.876cm" draw:start-shape="id2" draw:start-glue-point="8" draw:end-shape="id3" draw:end-glue-point="8" svg:d="M8194 5110h107v-234h106" svg:viewBox="0 0 214 235">
          <text:p/>
        </draw:connector>
        <draw:connector draw:style-name="gr6" draw:layer="layout" svg:x1="8.194cm" svg:y1="5.11cm" svg:x2="8.407cm" svg:y2="5.343cm" draw:start-shape="id2" draw:start-glue-point="8" draw:end-shape="id3" draw:end-glue-point="7" svg:d="M8194 5110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7.883cm" svg:y="4.48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8.03800831285193cm 4.64100836524789cm)" svg:viewBox="0 0 220 221" draw:points="0,221 0,0 220,0">
            <text:p/>
          </draw:polyline>
        </draw:g>
        <draw:g xml:id="id4" draw:id="id4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0.048cm" svg:y="4.48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0.2030083128519cm 4.64100836524789cm)" svg:viewBox="0 0 220 221" draw:points="0,221 0,0 220,0">
            <text:p/>
          </draw:polyline>
        </draw:g>
        <draw:connector draw:style-name="gr6" draw:layer="layout" svg:x1="9.267cm" svg:y1="4.876cm" svg:x2="10.048cm" svg:y2="4.875cm" draw:start-shape="id3" draw:start-glue-point="5" draw:end-shape="id4" draw:end-glue-point="5" svg:d="M9267 4876h390v-1h391" svg:viewBox="0 0 782 2">
          <text:p/>
        </draw:connector>
        <draw:connector draw:style-name="gr6" draw:layer="layout" draw:line-skew="0.457cm" svg:x1="11.318cm" svg:y1="5.12cm" svg:x2="12.243cm" svg:y2="5.11cm" draw:start-shape="id5" draw:start-glue-point="5" draw:end-shape="id6" draw:end-glue-point="4" svg:d="M11318 5120h925v-10" svg:viewBox="0 0 926 11">
          <text:p/>
        </draw:connector>
        <draw:connector draw:style-name="gr6" draw:layer="layout" svg:x1="9.267cm" svg:y1="5.343cm" svg:x2="10.048cm" svg:y2="5.343cm" draw:start-shape="id3" draw:start-glue-point="4" draw:end-shape="id4" draw:end-glue-point="9" svg:d="M9267 5343h781" svg:viewBox="0 0 782 1">
          <text:p/>
        </draw:connector>
        <draw:custom-shape draw:style-name="gr9" draw:text-style-name="P10" xml:id="id7" draw:id="id7" draw:layer="layout" svg:width="0.86cm" svg:height="0.938cm" svg:x="13.116cm" svg:y="4.64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" draw:id="id6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2.243cm" svg:y="4.48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2.3980083128519cm 4.64100836524789cm)" svg:viewBox="0 0 220 221" draw:points="0,221 0,0 220,0">
            <text:p/>
          </draw:polyline>
        </draw:g>
        <draw:g xml:id="id8" draw:id="id8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5" draw:layer="layout" svg:width="0.312cm" svg:height="1.25cm" svg:x="14.445cm" svg:y="4.485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4.6000083128519cm 4.64100836524789cm)" svg:viewBox="0 0 220 221" draw:points="0,221 0,0 220,0">
            <text:p/>
          </draw:polyline>
        </draw:g>
        <draw:custom-shape draw:style-name="gr9" draw:text-style-name="P10" xml:id="id9" draw:id="id9" draw:layer="layout" svg:width="0.86cm" svg:height="0.938cm" svg:x="15.538cm" svg:y="4.641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6" draw:layer="layout" svg:width="0.546cm" svg:height="0.936cm" svg:x="10.772cm" svg:y="4.641cm" svg:viewBox="0 0 547 937" draw:points="0,0 547,234 547,703 0,937 0,625 157,469 0,312">
          <text:p/>
        </draw:polygon>
        <draw:polygon draw:style-name="gr11" draw:text-style-name="P11" xml:id="id5" draw:id="id5" draw:layer="layout" svg:width="0.546cm" svg:height="0.936cm" svg:x="10.782cm" svg:y="4.652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7" draw:layer="layout" svg:width="0.781cm" svg:height="0.568cm" svg:x="9.267cm" svg:y="4.848cm">
          <draw:text-box>
            <text:p><text:span text:style-name="T2">t</text:span><text:span text:style-name="T2">2</text:span></text:p>
          </draw:text-box>
        </draw:frame>
        <draw:frame draw:style-name="gr7" draw:text-style-name="P7" draw:layer="layout" svg:width="0.303cm" svg:height="0.568cm" svg:x="10.964cm" svg:y="4.797cm">
          <draw:text-box>
            <text:p><text:span text:style-name="T2">+</text:span></text:p>
          </draw:text-box>
        </draw:frame>
        <draw:connector draw:style-name="gr6" draw:layer="layout" svg:x1="10.36cm" svg:y1="5.344cm" svg:x2="10.782cm" svg:y2="5.343cm" draw:start-shape="id4" draw:start-glue-point="7" draw:end-shape="id5" draw:end-glue-point="6" svg:d="M10360 5344h211v-1h211" svg:viewBox="0 0 423 2">
          <text:p/>
        </draw:connector>
        <draw:connector draw:style-name="gr6" draw:layer="layout" svg:x1="10.36cm" svg:y1="4.875cm" svg:x2="10.783cm" svg:y2="4.876cm" draw:start-shape="id4" draw:start-glue-point="6" draw:end-shape="id5" draw:end-glue-point="4" svg:d="M10360 4875h211v1h212" svg:viewBox="0 0 424 2">
          <text:p/>
        </draw:connector>
        <draw:connector draw:style-name="gr6" draw:layer="layout" svg:x1="12.555cm" svg:y1="5.11cm" svg:x2="13.116cm" svg:y2="5.11cm" draw:start-shape="id6" draw:start-glue-point="8" draw:end-shape="id7" draw:end-glue-point="10" svg:d="M12555 5110h561" svg:viewBox="0 0 562 1">
          <text:p/>
        </draw:connector>
        <draw:connector draw:style-name="gr6" draw:layer="layout" svg:x1="13.976cm" svg:y1="5.11cm" svg:x2="14.445cm" svg:y2="5.11cm" draw:start-shape="id7" draw:start-glue-point="6" draw:end-shape="id8" draw:end-glue-point="4" svg:d="M13976 5110h469" svg:viewBox="0 0 470 1">
          <text:p/>
        </draw:connector>
        <draw:connector draw:style-name="gr6" draw:layer="layout" svg:x1="14.757cm" svg:y1="5.11cm" svg:x2="15.538cm" svg:y2="5.11cm" draw:start-shape="id8" draw:start-glue-point="8" draw:end-shape="id9" draw:end-glue-point="10" svg:d="M14757 5110h781" svg:viewBox="0 0 782 1">
          <text:p/>
        </draw:connector>
        <draw:connector draw:style-name="gr6" draw:layer="layout" draw:line-skew="-0.626cm" svg:x1="12.555cm" svg:y1="5.11cm" svg:x2="14.445cm" svg:y2="5.657cm" draw:start-shape="id6" draw:start-glue-point="8" draw:end-shape="id8" draw:end-glue-point="10" svg:d="M12555 5110h319v547h1571" svg:viewBox="0 0 1891 548">
          <text:p/>
        </draw:connector>
        <draw:frame draw:style-name="gr12" draw:text-style-name="P12" draw:layer="layout" svg:width="5.787cm" svg:height="1.755cm" svg:x="0.796cm" svg:y="5.869cm">
          <draw:text-box>
            <text:p text:style-name="P8"><text:span text:style-name="T3">24: </text:span><text:span text:style-name="T3">and</text:span><text:span text:style-name="T3"><text:tab/></text:span><text:span text:style-name="T3">t0,s</text:span><text:span text:style-name="T3">0,s1</text:span></text:p>
          </draw:text-box>
        </draw:frame>
        <draw:frame draw:style-name="gr8" draw:text-style-name="P12" draw:layer="layout" svg:width="7.428cm" svg:height="0.908cm" svg:x="0.796cm" svg:y="7.892cm">
          <draw:text-box>
            <text:p text:style-name="P8"><text:span text:style-name="T3">2</text:span><text:span text:style-name="T3">8</text:span><text:span text:style-name="T3">:</text:span><text:span text:style-name="T3"> </text:span><text:span text:style-name="T3">o</text:span><text:span text:style-name="T3">r</text:span><text:span text:style-name="T3"><text:tab/></text:span><text:span text:style-name="T3">t</text:span><text:span text:style-name="T3">1</text:span><text:span text:style-name="T3">,</text:span><text:span text:style-name="T3">s</text:span><text:span text:style-name="T3">4</text:span><text:span text:style-name="T3">,</text:span><text:span text:style-name="T3">s</text:span><text:span text:style-name="T3">0</text:span></text:p>
          </draw:text-box>
        </draw:frame>
        <draw:frame draw:style-name="gr8" draw:text-style-name="P12" draw:layer="layout" svg:width="7.037cm" svg:height="0.908cm" svg:x="0.796cm" svg:y="9.492cm">
          <draw:text-box>
            <text:p text:style-name="P8"><text:span text:style-name="T3">2c</text:span><text:span text:style-name="T3">: </text:span><text:span text:style-name="T3">su</text:span><text:span text:style-name="T3">b</text:span><text:span text:style-name="T3"><text:tab/></text:span><text:span text:style-name="T3">t2,</text:span><text:span text:style-name="T3">s0</text:span><text:span text:style-name="T3">,s</text:span><text:span text:style-name="T3">5</text:span></text:p>
          </draw:text-box>
        </draw:frame>
        <draw:frame draw:style-name="gr13" draw:text-style-name="P13" draw:layer="layout" svg:width="0.781cm" svg:height="0.737cm" svg:x="6.71cm" svg:y="2.844cm">
          <draw:text-box>
            <text:p><text:span text:style-name="T1">1</text:span></text:p>
          </draw:text-box>
        </draw:frame>
        <draw:custom-shape draw:style-name="gr3" draw:text-style-name="P4" xml:id="id10" draw:id="id10" draw:layer="layout" svg:width="0.86cm" svg:height="0.938cm" svg:x="8.408cm" svg:y="6.26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I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1" draw:id="id11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0.049cm" svg:y="6.10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0.2040083128519cm 6.26200836524789cm)" svg:viewBox="0 0 220 221" draw:points="0,221 0,0 220,0">
            <text:p/>
          </draw:polyline>
        </draw:g>
        <draw:connector draw:style-name="gr6" draw:layer="layout" svg:x1="9.268cm" svg:y1="6.731cm" svg:x2="10.049cm" svg:y2="6.731cm" draw:start-shape="id10" draw:start-glue-point="6" draw:end-shape="id11" draw:end-glue-point="4" svg:d="M9268 6731h781" svg:viewBox="0 0 782 1">
          <text:p/>
        </draw:connector>
        <draw:frame draw:style-name="gr7" draw:text-style-name="P7" draw:layer="layout" svg:width="0.781cm" svg:height="0.568cm" svg:x="9.268cm" svg:y="6.198cm">
          <draw:text-box>
            <text:p><text:span text:style-name="T2">a</text:span><text:span text:style-name="T2">n</text:span><text:span text:style-name="T2">d</text:span></text:p>
          </draw:text-box>
        </draw:frame>
        <draw:custom-shape draw:style-name="gr9" draw:text-style-name="P10" xml:id="id12" draw:id="id12" draw:layer="layout" svg:width="0.86cm" svg:height="0.938cm" svg:x="10.574cm" svg:y="6.26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0.361cm" svg:y1="6.731cm" svg:x2="10.574cm" svg:y2="6.497cm" draw:start-shape="id11" draw:start-glue-point="8" draw:end-shape="id12" draw:end-glue-point="8" svg:d="M10361 6731h107v-234h106" svg:viewBox="0 0 214 235">
          <text:p/>
        </draw:connector>
        <draw:connector draw:style-name="gr6" draw:layer="layout" svg:x1="10.361cm" svg:y1="6.731cm" svg:x2="10.574cm" svg:y2="6.964cm" draw:start-shape="id11" draw:start-glue-point="8" draw:end-shape="id12" draw:end-glue-point="7" svg:d="M10361 6731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0.05cm" svg:y="6.10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0.2050083128519cm 6.26200836524789cm)" svg:viewBox="0 0 220 221" draw:points="0,221 0,0 220,0">
            <text:p/>
          </draw:polyline>
        </draw:g>
        <draw:g xml:id="id13" draw:id="id13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2.215cm" svg:y="6.10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2.3700083128519cm 6.26200836524789cm)" svg:viewBox="0 0 220 221" draw:points="0,221 0,0 220,0">
            <text:p/>
          </draw:polyline>
        </draw:g>
        <draw:connector draw:style-name="gr6" draw:layer="layout" svg:x1="11.434cm" svg:y1="6.497cm" svg:x2="12.215cm" svg:y2="6.496cm" draw:start-shape="id12" draw:start-glue-point="5" draw:end-shape="id13" draw:end-glue-point="5" svg:d="M11434 6497h390v-1h391" svg:viewBox="0 0 782 2">
          <text:p/>
        </draw:connector>
        <draw:connector draw:style-name="gr6" draw:layer="layout" draw:line-skew="0.457cm" svg:x1="13.485cm" svg:y1="6.741cm" svg:x2="14.41cm" svg:y2="6.731cm" draw:start-shape="id14" draw:start-glue-point="5" draw:end-shape="id15" draw:end-glue-point="4" svg:d="M13485 6741h925v-10" svg:viewBox="0 0 926 11">
          <text:p/>
        </draw:connector>
        <draw:connector draw:style-name="gr6" draw:layer="layout" svg:x1="11.434cm" svg:y1="6.964cm" svg:x2="12.215cm" svg:y2="6.964cm" draw:start-shape="id12" draw:start-glue-point="4" draw:end-shape="id13" draw:end-glue-point="9" svg:d="M11434 6964h781" svg:viewBox="0 0 782 1">
          <text:p/>
        </draw:connector>
        <draw:custom-shape draw:style-name="gr9" draw:text-style-name="P10" xml:id="id16" draw:id="id16" draw:layer="layout" svg:width="0.86cm" svg:height="0.938cm" svg:x="15.283cm" svg:y="6.26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D</text:span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5" draw:id="id15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4.41cm" svg:y="6.10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4.5650083128519cm 6.26200836524789cm)" svg:viewBox="0 0 220 221" draw:points="0,221 0,0 220,0">
            <text:p/>
          </draw:polyline>
        </draw:g>
        <draw:g xml:id="id17" draw:id="id17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5" draw:layer="layout" svg:width="0.312cm" svg:height="1.25cm" svg:x="16.612cm" svg:y="6.106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6.7670083128519cm 6.26200836524789cm)" svg:viewBox="0 0 220 221" draw:points="0,221 0,0 220,0">
            <text:p/>
          </draw:polyline>
        </draw:g>
        <draw:custom-shape draw:style-name="gr9" draw:text-style-name="P10" xml:id="id18" draw:id="id18" draw:layer="layout" svg:width="0.86cm" svg:height="0.938cm" svg:x="17.705cm" svg:y="6.262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6" draw:layer="layout" svg:width="0.546cm" svg:height="0.936cm" svg:x="12.939cm" svg:y="6.262cm" svg:viewBox="0 0 547 937" draw:points="0,0 547,234 547,703 0,937 0,625 157,469 0,312">
          <text:p/>
        </draw:polygon>
        <draw:frame draw:style-name="gr7" draw:text-style-name="P7" draw:layer="layout" svg:width="0.781cm" svg:height="0.568cm" svg:x="16.924cm" svg:y="6.163cm">
          <draw:text-box>
            <text:p><text:span text:style-name="T2">t0</text:span></text:p>
          </draw:text-box>
        </draw:frame>
        <draw:polygon draw:style-name="gr11" draw:text-style-name="P11" xml:id="id14" draw:id="id14" draw:layer="layout" svg:width="0.546cm" svg:height="0.936cm" svg:x="12.949cm" svg:y="6.273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7" draw:layer="layout" svg:width="0.781cm" svg:height="0.568cm" svg:x="11.434cm" svg:y="6.469cm">
          <draw:text-box>
            <text:p><text:span text:style-name="T2">s1</text:span></text:p>
          </draw:text-box>
        </draw:frame>
        <draw:frame draw:style-name="gr7" draw:text-style-name="P7" draw:layer="layout" svg:width="0.303cm" svg:height="0.568cm" svg:x="13.131cm" svg:y="6.418cm">
          <draw:text-box>
            <text:p><text:span text:style-name="T2">&amp;</text:span></text:p>
          </draw:text-box>
        </draw:frame>
        <draw:connector draw:style-name="gr6" draw:layer="layout" svg:x1="12.527cm" svg:y1="6.965cm" svg:x2="12.949cm" svg:y2="6.964cm" draw:start-shape="id13" draw:start-glue-point="7" draw:end-shape="id14" draw:end-glue-point="6" svg:d="M12527 6965h211v-1h211" svg:viewBox="0 0 423 2">
          <text:p/>
        </draw:connector>
        <draw:connector draw:style-name="gr6" draw:layer="layout" svg:x1="12.527cm" svg:y1="6.496cm" svg:x2="12.95cm" svg:y2="6.497cm" draw:start-shape="id13" draw:start-glue-point="6" draw:end-shape="id14" draw:end-glue-point="4" svg:d="M12527 6496h211v1h212" svg:viewBox="0 0 424 2">
          <text:p/>
        </draw:connector>
        <draw:connector draw:style-name="gr6" draw:layer="layout" svg:x1="14.722cm" svg:y1="6.731cm" svg:x2="15.283cm" svg:y2="6.731cm" draw:start-shape="id15" draw:start-glue-point="8" draw:end-shape="id16" draw:end-glue-point="10" svg:d="M14722 6731h561" svg:viewBox="0 0 562 1">
          <text:p/>
        </draw:connector>
        <draw:connector draw:style-name="gr6" draw:layer="layout" svg:x1="16.143cm" svg:y1="6.731cm" svg:x2="16.612cm" svg:y2="6.731cm" draw:start-shape="id16" draw:start-glue-point="6" draw:end-shape="id17" draw:end-glue-point="4" svg:d="M16143 6731h469" svg:viewBox="0 0 470 1">
          <text:p/>
        </draw:connector>
        <draw:connector draw:style-name="gr6" draw:layer="layout" svg:x1="16.924cm" svg:y1="6.731cm" svg:x2="17.705cm" svg:y2="6.731cm" draw:start-shape="id17" draw:start-glue-point="8" draw:end-shape="id18" draw:end-glue-point="10" svg:d="M16924 6731h781" svg:viewBox="0 0 782 1">
          <text:p/>
        </draw:connector>
        <draw:connector draw:style-name="gr6" draw:layer="layout" draw:line-skew="-0.626cm" svg:x1="14.722cm" svg:y1="6.731cm" svg:x2="16.612cm" svg:y2="7.278cm" draw:start-shape="id15" draw:start-glue-point="8" draw:end-shape="id17" draw:end-glue-point="10" svg:d="M14722 6731h319v547h1571" svg:viewBox="0 0 1891 548">
          <text:p/>
        </draw:connector>
        <draw:frame draw:style-name="gr7" draw:text-style-name="P7" draw:layer="layout" svg:width="0.781cm" svg:height="0.568cm" svg:x="11.434cm" svg:y="5.929cm">
          <draw:text-box>
            <text:p><text:span text:style-name="T2">s0</text:span></text:p>
          </draw:text-box>
        </draw:frame>
        <draw:custom-shape draw:style-name="gr3" draw:text-style-name="P4" xml:id="id19" draw:id="id19" draw:layer="layout" svg:width="0.86cm" svg:height="0.938cm" svg:x="10.575cm" svg:y="7.898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0" draw:id="id20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2.216cm" svg:y="7.74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2.3710083128519cm 7.89800836524789cm)" svg:viewBox="0 0 220 221" draw:points="0,221 0,0 220,0">
            <text:p/>
          </draw:polyline>
        </draw:g>
        <draw:connector draw:style-name="gr6" draw:layer="layout" svg:x1="11.435cm" svg:y1="8.367cm" svg:x2="12.216cm" svg:y2="8.367cm" draw:start-shape="id19" draw:start-glue-point="6" draw:end-shape="id20" draw:end-glue-point="4" svg:d="M11435 8367h781" svg:viewBox="0 0 782 1">
          <text:p/>
        </draw:connector>
        <draw:frame draw:style-name="gr7" draw:text-style-name="P7" draw:layer="layout" svg:width="0.781cm" svg:height="0.568cm" svg:x="11.435cm" svg:y="7.834cm">
          <draw:text-box>
            <text:p><text:span text:style-name="T2">or</text:span></text:p>
          </draw:text-box>
        </draw:frame>
        <draw:custom-shape draw:style-name="gr9" draw:text-style-name="P10" xml:id="id21" draw:id="id21" draw:layer="layout" svg:width="0.86cm" svg:height="0.938cm" svg:x="12.741cm" svg:y="7.898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2.528cm" svg:y1="8.367cm" svg:x2="12.741cm" svg:y2="8.133cm" draw:start-shape="id20" draw:start-glue-point="8" draw:end-shape="id21" draw:end-glue-point="8" svg:d="M12528 8367h107v-234h106" svg:viewBox="0 0 214 235">
          <text:p/>
        </draw:connector>
        <draw:connector draw:style-name="gr6" draw:layer="layout" svg:x1="12.528cm" svg:y1="8.367cm" svg:x2="12.741cm" svg:y2="8.6cm" draw:start-shape="id20" draw:start-glue-point="8" draw:end-shape="id21" draw:end-glue-point="7" svg:d="M12528 8367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2.217cm" svg:y="7.74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2.3720083128519cm 7.89800836524789cm)" svg:viewBox="0 0 220 221" draw:points="0,221 0,0 220,0">
            <text:p/>
          </draw:polyline>
        </draw:g>
        <draw:g xml:id="id22" draw:id="id22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4.382cm" svg:y="7.74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4.5370083128519cm 7.89800836524789cm)" svg:viewBox="0 0 220 221" draw:points="0,221 0,0 220,0">
            <text:p/>
          </draw:polyline>
        </draw:g>
        <draw:connector draw:style-name="gr6" draw:layer="layout" svg:x1="13.601cm" svg:y1="8.133cm" svg:x2="14.382cm" svg:y2="8.132cm" draw:start-shape="id21" draw:start-glue-point="5" draw:end-shape="id22" draw:end-glue-point="5" svg:d="M13601 8133h390v-1h391" svg:viewBox="0 0 782 2">
          <text:p/>
        </draw:connector>
        <draw:connector draw:style-name="gr6" draw:layer="layout" draw:line-skew="0.457cm" svg:x1="15.652cm" svg:y1="8.377cm" svg:x2="16.577cm" svg:y2="8.367cm" draw:start-shape="id23" draw:start-glue-point="5" draw:end-shape="id24" draw:end-glue-point="4" svg:d="M15652 8377h925v-10" svg:viewBox="0 0 926 11">
          <text:p/>
        </draw:connector>
        <draw:connector draw:style-name="gr6" draw:layer="layout" svg:x1="13.601cm" svg:y1="8.6cm" svg:x2="14.382cm" svg:y2="8.6cm" draw:start-shape="id21" draw:start-glue-point="4" draw:end-shape="id22" draw:end-glue-point="9" svg:d="M13601 8600h781" svg:viewBox="0 0 782 1">
          <text:p/>
        </draw:connector>
        <draw:custom-shape draw:style-name="gr9" draw:text-style-name="P10" xml:id="id25" draw:id="id25" draw:layer="layout" svg:width="0.86cm" svg:height="0.938cm" svg:x="17.45cm" svg:y="7.898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4" draw:id="id24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6.577cm" svg:y="7.74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6.7320083128519cm 7.89800836524789cm)" svg:viewBox="0 0 220 221" draw:points="0,221 0,0 220,0">
            <text:p/>
          </draw:polyline>
        </draw:g>
        <draw:g xml:id="id26" draw:id="id26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5" draw:layer="layout" svg:width="0.312cm" svg:height="1.25cm" svg:x="18.779cm" svg:y="7.74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8.9340083128519cm 7.8980083652479cm)" svg:viewBox="0 0 220 221" draw:points="0,221 0,0 220,0">
            <text:p/>
          </draw:polyline>
        </draw:g>
        <draw:custom-shape draw:style-name="gr9" draw:text-style-name="P10" xml:id="id27" draw:id="id27" draw:layer="layout" svg:width="0.86cm" svg:height="0.938cm" svg:x="19.872cm" svg:y="7.898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6" draw:layer="layout" svg:width="0.546cm" svg:height="0.936cm" svg:x="15.106cm" svg:y="7.898cm" svg:viewBox="0 0 547 937" draw:points="0,0 547,234 547,703 0,937 0,625 157,469 0,312">
          <text:p/>
        </draw:polygon>
        <draw:frame draw:style-name="gr7" draw:text-style-name="P7" draw:layer="layout" svg:width="0.781cm" svg:height="0.568cm" svg:x="19.091cm" svg:y="7.799cm">
          <draw:text-box>
            <text:p><text:span text:style-name="T2">t1</text:span></text:p>
          </draw:text-box>
        </draw:frame>
        <draw:polygon draw:style-name="gr14" draw:text-style-name="P14" xml:id="id23" draw:id="id23" draw:layer="layout" svg:width="0.546cm" svg:height="0.936cm" svg:x="15.116cm" svg:y="7.909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7" draw:layer="layout" svg:width="0.781cm" svg:height="0.568cm" svg:x="13.601cm" svg:y="8.105cm">
          <draw:text-box>
            <text:p><text:span text:style-name="T2">s0</text:span></text:p>
          </draw:text-box>
        </draw:frame>
        <draw:frame draw:style-name="gr7" draw:text-style-name="P7" draw:layer="layout" svg:width="0.303cm" svg:height="0.568cm" svg:x="15.298cm" svg:y="8.054cm">
          <draw:text-box>
            <text:p><text:span text:style-name="T2">|</text:span></text:p>
          </draw:text-box>
        </draw:frame>
        <draw:connector draw:style-name="gr6" draw:layer="layout" svg:x1="14.694cm" svg:y1="8.601cm" svg:x2="15.116cm" svg:y2="8.6cm" draw:start-shape="id22" draw:start-glue-point="7" draw:end-shape="id23" draw:end-glue-point="6" svg:d="M14694 8601h211v-1h211" svg:viewBox="0 0 423 2">
          <text:p/>
        </draw:connector>
        <draw:connector draw:style-name="gr6" draw:layer="layout" svg:x1="14.694cm" svg:y1="8.132cm" svg:x2="15.117cm" svg:y2="8.133cm" draw:start-shape="id22" draw:start-glue-point="6" draw:end-shape="id23" draw:end-glue-point="4" svg:d="M14694 8132h211v1h212" svg:viewBox="0 0 424 2">
          <text:p/>
        </draw:connector>
        <draw:connector draw:style-name="gr6" draw:layer="layout" svg:x1="16.889cm" svg:y1="8.367cm" svg:x2="17.45cm" svg:y2="8.367cm" draw:start-shape="id24" draw:start-glue-point="8" draw:end-shape="id25" draw:end-glue-point="10" svg:d="M16889 8367h561" svg:viewBox="0 0 562 1">
          <text:p/>
        </draw:connector>
        <draw:connector draw:style-name="gr6" draw:layer="layout" svg:x1="18.31cm" svg:y1="8.367cm" svg:x2="18.779cm" svg:y2="8.367cm" draw:start-shape="id25" draw:start-glue-point="6" draw:end-shape="id26" draw:end-glue-point="4" svg:d="M18310 8367h469" svg:viewBox="0 0 470 1">
          <text:p/>
        </draw:connector>
        <draw:connector draw:style-name="gr6" draw:layer="layout" svg:x1="19.091cm" svg:y1="8.367cm" svg:x2="19.872cm" svg:y2="8.367cm" draw:start-shape="id26" draw:start-glue-point="8" draw:end-shape="id27" draw:end-glue-point="10" svg:d="M19091 8367h781" svg:viewBox="0 0 782 1">
          <text:p/>
        </draw:connector>
        <draw:connector draw:style-name="gr6" draw:layer="layout" draw:line-skew="-0.626cm" svg:x1="16.889cm" svg:y1="8.367cm" svg:x2="18.779cm" svg:y2="8.914cm" draw:start-shape="id24" draw:start-glue-point="8" draw:end-shape="id26" draw:end-glue-point="10" svg:d="M16889 8367h319v547h1571" svg:viewBox="0 0 1891 548">
          <text:p/>
        </draw:connector>
        <draw:frame draw:style-name="gr7" draw:text-style-name="P7" draw:layer="layout" svg:width="0.781cm" svg:height="0.568cm" svg:x="13.601cm" svg:y="7.565cm">
          <draw:text-box>
            <text:p><text:span text:style-name="T2">s</text:span><text:span text:style-name="T2">4</text:span></text:p>
          </draw:text-box>
        </draw:frame>
        <draw:custom-shape draw:style-name="gr3" draw:text-style-name="P4" xml:id="id28" draw:id="id28" draw:layer="layout" svg:width="0.86cm" svg:height="0.938cm" svg:x="12.74cm" svg:y="9.53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9" draw:id="id29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4.381cm" svg:y="9.38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4.5360083128519cm 9.53900836524789cm)" svg:viewBox="0 0 220 221" draw:points="0,221 0,0 220,0">
            <text:p/>
          </draw:polyline>
        </draw:g>
        <draw:connector draw:style-name="gr6" draw:layer="layout" svg:x1="13.6cm" svg:y1="10.008cm" svg:x2="14.381cm" svg:y2="10.008cm" draw:start-shape="id28" draw:start-glue-point="6" draw:end-shape="id29" draw:end-glue-point="4" svg:d="M13600 10008h781" svg:viewBox="0 0 782 1">
          <text:p/>
        </draw:connector>
        <draw:frame draw:style-name="gr7" draw:text-style-name="P7" draw:layer="layout" svg:width="0.781cm" svg:height="0.568cm" svg:x="13.6cm" svg:y="9.475cm">
          <draw:text-box>
            <text:p><text:span text:style-name="T2">s</text:span><text:span text:style-name="T2">u</text:span><text:span text:style-name="T2">b</text:span></text:p>
          </draw:text-box>
        </draw:frame>
        <draw:custom-shape draw:style-name="gr9" draw:text-style-name="P10" xml:id="id30" draw:id="id30" draw:layer="layout" svg:width="0.86cm" svg:height="0.938cm" svg:x="14.906cm" svg:y="9.53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4.693cm" svg:y1="10.008cm" svg:x2="14.906cm" svg:y2="9.774cm" draw:start-shape="id29" draw:start-glue-point="8" draw:end-shape="id30" draw:end-glue-point="8" svg:d="M14693 10008h107v-234h106" svg:viewBox="0 0 214 235">
          <text:p/>
        </draw:connector>
        <draw:connector draw:style-name="gr6" draw:layer="layout" svg:x1="14.693cm" svg:y1="10.008cm" svg:x2="14.906cm" svg:y2="10.241cm" draw:start-shape="id29" draw:start-glue-point="8" draw:end-shape="id30" draw:end-glue-point="7" svg:d="M14693 10008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4.382cm" svg:y="9.38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4.5370083128519cm 9.53900836524789cm)" svg:viewBox="0 0 220 221" draw:points="0,221 0,0 220,0">
            <text:p/>
          </draw:polyline>
        </draw:g>
        <draw:g xml:id="id31" draw:id="id31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6.547cm" svg:y="9.38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6.7020083128519cm 9.53900836524789cm)" svg:viewBox="0 0 220 221" draw:points="0,221 0,0 220,0">
            <text:p/>
          </draw:polyline>
        </draw:g>
        <draw:connector draw:style-name="gr6" draw:layer="layout" svg:x1="15.766cm" svg:y1="9.774cm" svg:x2="16.547cm" svg:y2="9.773cm" draw:start-shape="id30" draw:start-glue-point="5" draw:end-shape="id31" draw:end-glue-point="5" svg:d="M15766 9774h390v-1h391" svg:viewBox="0 0 782 2">
          <text:p/>
        </draw:connector>
        <draw:connector draw:style-name="gr6" draw:layer="layout" draw:line-skew="0.457cm" svg:x1="17.817cm" svg:y1="10.018cm" svg:x2="18.742cm" svg:y2="10.008cm" draw:start-shape="id32" draw:start-glue-point="5" draw:end-shape="id33" draw:end-glue-point="4" svg:d="M17817 10018h925v-10" svg:viewBox="0 0 926 11">
          <text:p/>
        </draw:connector>
        <draw:connector draw:style-name="gr6" draw:layer="layout" svg:x1="15.766cm" svg:y1="10.241cm" svg:x2="16.547cm" svg:y2="10.241cm" draw:start-shape="id30" draw:start-glue-point="4" draw:end-shape="id31" draw:end-glue-point="9" svg:d="M15766 10241h781" svg:viewBox="0 0 782 1">
          <text:p/>
        </draw:connector>
        <draw:custom-shape draw:style-name="gr9" draw:text-style-name="P10" xml:id="id34" draw:id="id34" draw:layer="layout" svg:width="0.86cm" svg:height="0.938cm" svg:x="19.615cm" svg:y="9.53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3" draw:id="id33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8.742cm" svg:y="9.38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8.8970083128519cm 9.53900836524789cm)" svg:viewBox="0 0 220 221" draw:points="0,221 0,0 220,0">
            <text:p/>
          </draw:polyline>
        </draw:g>
        <draw:g xml:id="id35" draw:id="id35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5" draw:layer="layout" svg:width="0.312cm" svg:height="1.25cm" svg:x="20.944cm" svg:y="9.383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21.0990083128519cm 9.53900836524789cm)" svg:viewBox="0 0 220 221" draw:points="0,221 0,0 220,0">
            <text:p/>
          </draw:polyline>
        </draw:g>
        <draw:custom-shape draw:style-name="gr9" draw:text-style-name="P10" xml:id="id36" draw:id="id36" draw:layer="layout" svg:width="0.86cm" svg:height="0.938cm" svg:x="22.037cm" svg:y="9.539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6" draw:layer="layout" svg:width="0.546cm" svg:height="0.936cm" svg:x="17.271cm" svg:y="9.539cm" svg:viewBox="0 0 547 937" draw:points="0,0 547,234 547,703 0,937 0,625 157,469 0,312">
          <text:p/>
        </draw:polygon>
        <draw:frame draw:style-name="gr7" draw:text-style-name="P7" draw:layer="layout" svg:width="0.781cm" svg:height="0.568cm" svg:x="21.256cm" svg:y="9.44cm">
          <draw:text-box>
            <text:p><text:span text:style-name="T2">t2</text:span></text:p>
          </draw:text-box>
        </draw:frame>
        <draw:polygon draw:style-name="gr14" draw:text-style-name="P14" xml:id="id32" draw:id="id32" draw:layer="layout" svg:width="0.546cm" svg:height="0.936cm" svg:x="17.281cm" svg:y="9.55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7" draw:layer="layout" svg:width="0.781cm" svg:height="0.568cm" svg:x="15.766cm" svg:y="9.746cm">
          <draw:text-box>
            <text:p><text:span text:style-name="T2">s</text:span><text:span text:style-name="T2">5</text:span></text:p>
          </draw:text-box>
        </draw:frame>
        <draw:frame draw:style-name="gr7" draw:text-style-name="P7" draw:layer="layout" svg:width="0.303cm" svg:height="0.568cm" svg:x="17.463cm" svg:y="9.695cm">
          <draw:text-box>
            <text:p><text:span text:style-name="T2">-</text:span></text:p>
          </draw:text-box>
        </draw:frame>
        <draw:connector draw:style-name="gr6" draw:layer="layout" svg:x1="16.859cm" svg:y1="10.242cm" svg:x2="17.281cm" svg:y2="10.241cm" draw:start-shape="id31" draw:start-glue-point="7" draw:end-shape="id32" draw:end-glue-point="6" svg:d="M16859 10242h211v-1h211" svg:viewBox="0 0 423 2">
          <text:p/>
        </draw:connector>
        <draw:connector draw:style-name="gr6" draw:layer="layout" svg:x1="16.859cm" svg:y1="9.773cm" svg:x2="17.282cm" svg:y2="9.774cm" draw:start-shape="id31" draw:start-glue-point="6" draw:end-shape="id32" draw:end-glue-point="4" svg:d="M16859 9773h211v1h212" svg:viewBox="0 0 424 2">
          <text:p/>
        </draw:connector>
        <draw:connector draw:style-name="gr6" draw:layer="layout" svg:x1="19.054cm" svg:y1="10.008cm" svg:x2="19.615cm" svg:y2="10.008cm" draw:start-shape="id33" draw:start-glue-point="8" draw:end-shape="id34" draw:end-glue-point="10" svg:d="M19054 10008h561" svg:viewBox="0 0 562 1">
          <text:p/>
        </draw:connector>
        <draw:connector draw:style-name="gr6" draw:layer="layout" svg:x1="20.475cm" svg:y1="10.008cm" svg:x2="20.944cm" svg:y2="10.008cm" draw:start-shape="id34" draw:start-glue-point="6" draw:end-shape="id35" draw:end-glue-point="4" svg:d="M20475 10008h469" svg:viewBox="0 0 470 1">
          <text:p/>
        </draw:connector>
        <draw:connector draw:style-name="gr6" draw:layer="layout" svg:x1="21.256cm" svg:y1="10.008cm" svg:x2="22.037cm" svg:y2="10.008cm" draw:start-shape="id35" draw:start-glue-point="8" draw:end-shape="id36" draw:end-glue-point="10" svg:d="M21256 10008h781" svg:viewBox="0 0 782 1">
          <text:p/>
        </draw:connector>
        <draw:connector draw:style-name="gr6" draw:layer="layout" draw:line-skew="-0.626cm" svg:x1="19.054cm" svg:y1="10.008cm" svg:x2="20.944cm" svg:y2="10.555cm" draw:start-shape="id33" draw:start-glue-point="8" draw:end-shape="id35" draw:end-glue-point="10" svg:d="M19054 10008h319v547h1571" svg:viewBox="0 0 1891 548">
          <text:p/>
        </draw:connector>
        <draw:frame draw:style-name="gr7" draw:text-style-name="P7" draw:layer="layout" svg:width="0.781cm" svg:height="0.568cm" svg:x="15.766cm" svg:y="9.206cm">
          <draw:text-box>
            <text:p><text:span text:style-name="T2">s</text:span><text:span text:style-name="T2">0</text:span></text:p>
          </draw:text-box>
        </draw:frame>
        <draw:frame draw:style-name="gr13" draw:text-style-name="P13" draw:layer="layout" svg:width="0.781cm" svg:height="0.737cm" svg:x="8.898cm" svg:y="2.844cm">
          <draw:text-box>
            <text:p><text:span text:style-name="T1">2</text:span></text:p>
          </draw:text-box>
        </draw:frame>
        <draw:frame draw:style-name="gr13" draw:text-style-name="P13" draw:layer="layout" svg:width="0.781cm" svg:height="0.737cm" svg:x="11.085cm" svg:y="2.844cm">
          <draw:text-box>
            <text:p><text:span text:style-name="T1">3</text:span></text:p>
          </draw:text-box>
        </draw:frame>
        <draw:frame draw:style-name="gr13" draw:text-style-name="P13" draw:layer="layout" svg:width="0.781cm" svg:height="0.737cm" svg:x="13.273cm" svg:y="2.844cm">
          <draw:text-box>
            <text:p><text:span text:style-name="T1">4</text:span></text:p>
          </draw:text-box>
        </draw:frame>
        <draw:frame draw:style-name="gr13" draw:text-style-name="P13" draw:layer="layout" svg:width="0.781cm" svg:height="0.737cm" svg:x="17.648cm" svg:y="2.844cm">
          <draw:text-box>
            <text:p><text:span text:style-name="T1">6</text:span></text:p>
          </draw:text-box>
        </draw:frame>
        <draw:frame draw:style-name="gr13" draw:text-style-name="P13" draw:layer="layout" svg:width="0.781cm" svg:height="0.737cm" svg:x="22.023cm" svg:y="2.844cm">
          <draw:text-box>
            <text:p><text:span text:style-name="T1">8</text:span></text:p>
          </draw:text-box>
        </draw:frame>
        <draw:frame draw:style-name="gr13" draw:text-style-name="P13" draw:layer="layout" svg:width="0.781cm" svg:height="0.737cm" svg:x="19.835cm" svg:y="2.844cm">
          <draw:text-box>
            <text:p><text:span text:style-name="T1">7</text:span></text:p>
          </draw:text-box>
        </draw:frame>
        <draw:frame draw:style-name="gr13" draw:text-style-name="P13" draw:layer="layout" svg:width="0.781cm" svg:height="0.737cm" svg:x="15.46cm" svg:y="2.844cm">
          <draw:text-box>
            <text:p><text:span text:style-name="T1">5</text:span></text:p>
          </draw:text-box>
        </draw:frame>
        <draw:frame draw:style-name="gr7" draw:text-style-name="P7" draw:layer="layout" svg:width="0.781cm" svg:height="0.568cm" svg:x="9.268cm" svg:y="4.307cm">
          <draw:text-box>
            <text:p><text:span text:style-name="T2">t</text:span><text:span text:style-name="T2">1</text:span></text:p>
          </draw:text-box>
        </draw:frame>
        <draw:line draw:style-name="gr15" draw:text-style-name="P6" draw:layer="layout" svg:x1="5.929cm" svg:y1="3.782cm" svg:x2="23.585cm" svg:y2="3.782cm">
          <text:p/>
        </draw:line>
        <draw:frame draw:style-name="gr8" draw:text-style-name="P12" draw:layer="layout" svg:width="5.444cm" svg:height="0.908cm" svg:x="0.797cm" svg:y="4.592cm">
          <draw:text-box>
            <text:p text:style-name="P8"><text:span text:style-name="T3">20: </text:span><text:span text:style-name="T3">beq</text:span><text:span text:style-name="T3"><text:tab/></text:span><text:span text:style-name="T3">t1,t2</text:span><text:span text:style-name="T3">,40</text:span></text:p>
          </draw:text-box>
        </draw:frame>
        <draw:connector draw:style-name="gr16" draw:text-style-name="P6" draw:layer="layout" draw:type="line" svg:x1="12.747cm" svg:y1="5.136cm" svg:x2="14.941cm" svg:y2="13.845cm" draw:end-shape="id37" draw:end-glue-point="10" svg:d="M12747 5136l2194 8709" svg:viewBox="0 0 2195 8710">
          <text:p/>
        </draw:connector>
        <draw:frame draw:style-name="gr8" draw:text-style-name="P12" draw:layer="layout" svg:width="7.037cm" svg:height="0.908cm" svg:x="0.797cm" svg:y="10.992cm">
          <draw:text-box>
            <text:p text:style-name="P8"><text:span text:style-name="T3">30: ... </text:span></text:p>
          </draw:text-box>
        </draw:frame>
        <draw:frame draw:style-name="gr8" draw:text-style-name="P12" draw:layer="layout" svg:width="5.444cm" svg:height="0.908cm" svg:x="0.797cm" svg:y="13.369cm">
          <draw:text-box>
            <text:p text:style-name="P8"><text:span text:style-name="T3">60: </text:span><text:span text:style-name="T3">slt</text:span><text:span text:style-name="T3"><text:tab/></text:span><text:span text:style-name="T3">t3,s</text:span><text:span text:style-name="T3">2,s3</text:span></text:p>
          </draw:text-box>
        </draw:frame>
        <draw:custom-shape draw:style-name="gr2" draw:text-style-name="P2" draw:layer="layout" svg:width="0.412cm" svg:height="0.938cm" svg:x="17.555cm" svg:y="13.3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412cm" svg:height="0.938cm" svg:x="24.238cm" svg:y="13.3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0.86cm" svg:height="0.938cm" svg:x="14.941cm" svg:y="13.376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8" draw:id="id38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6.582cm" svg:y="13.2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6.7370083128519cm 13.3760083652479cm)" svg:viewBox="0 0 220 221" draw:points="0,221 0,0 220,0">
            <text:p/>
          </draw:polyline>
        </draw:g>
        <draw:connector draw:style-name="gr6" draw:layer="layout" svg:x1="15.801cm" svg:y1="13.845cm" svg:x2="16.582cm" svg:y2="13.845cm" draw:start-shape="id37" draw:start-glue-point="6" draw:end-shape="id38" draw:end-glue-point="4" svg:d="M15801 13845h781" svg:viewBox="0 0 782 1">
          <text:p/>
        </draw:connector>
        <draw:frame draw:style-name="gr7" draw:text-style-name="P7" draw:layer="layout" svg:width="0.781cm" svg:height="0.568cm" svg:x="15.801cm" svg:y="13.312cm">
          <draw:text-box>
            <text:p><text:span text:style-name="T2">sl</text:span><text:span text:style-name="T2">t</text:span></text:p>
          </draw:text-box>
        </draw:frame>
        <draw:custom-shape draw:style-name="gr9" draw:text-style-name="P10" xml:id="id39" draw:id="id39" draw:layer="layout" svg:width="0.86cm" svg:height="0.938cm" svg:x="17.107cm" svg:y="13.376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</text:span><text:span text:style-name="T1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layer="layout" svg:x1="16.894cm" svg:y1="13.845cm" svg:x2="17.107cm" svg:y2="13.611cm" draw:start-shape="id38" draw:start-glue-point="8" draw:end-shape="id39" draw:end-glue-point="8" svg:d="M16894 13845h107v-234h106" svg:viewBox="0 0 214 235">
          <text:p/>
        </draw:connector>
        <draw:connector draw:style-name="gr6" draw:layer="layout" svg:x1="16.894cm" svg:y1="13.845cm" svg:x2="17.107cm" svg:y2="14.078cm" draw:start-shape="id38" draw:start-glue-point="8" draw:end-shape="id39" draw:end-glue-point="7" svg:d="M16894 13845h107v233h106" svg:viewBox="0 0 214 234">
          <text:p/>
        </draw:connector>
        <draw:g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custom-shape draw:style-name="gr4" draw:text-style-name="P5" draw:layer="layout" svg:width="0.312cm" svg:height="1.25cm" svg:x="16.583cm" svg:y="13.2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6.7380083128519cm 13.3760083652479cm)" svg:viewBox="0 0 220 221" draw:points="0,221 0,0 220,0">
            <text:p/>
          </draw:polyline>
        </draw:g>
        <draw:g xml:id="id40" draw:id="id40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18.748cm" svg:y="13.2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18.9030083128519cm 13.3760083652479cm)" svg:viewBox="0 0 220 221" draw:points="0,221 0,0 220,0">
            <text:p/>
          </draw:polyline>
        </draw:g>
        <draw:connector draw:style-name="gr6" draw:layer="layout" svg:x1="17.967cm" svg:y1="13.611cm" svg:x2="18.748cm" svg:y2="13.61cm" draw:start-shape="id39" draw:start-glue-point="5" draw:end-shape="id40" draw:end-glue-point="5" svg:d="M17967 13611h390v-1h391" svg:viewBox="0 0 782 2">
          <text:p/>
        </draw:connector>
        <draw:connector draw:style-name="gr6" draw:layer="layout" draw:line-skew="0.457cm" svg:x1="20.018cm" svg:y1="13.855cm" svg:x2="20.943cm" svg:y2="13.845cm" draw:start-shape="id41" draw:start-glue-point="5" draw:end-shape="id42" draw:end-glue-point="4" svg:d="M20018 13855h925v-10" svg:viewBox="0 0 926 11">
          <text:p/>
        </draw:connector>
        <draw:connector draw:style-name="gr6" draw:layer="layout" svg:x1="17.967cm" svg:y1="14.078cm" svg:x2="18.748cm" svg:y2="14.078cm" draw:start-shape="id39" draw:start-glue-point="4" draw:end-shape="id40" draw:end-glue-point="9" svg:d="M17967 14078h781" svg:viewBox="0 0 782 1">
          <text:p/>
        </draw:connector>
        <draw:custom-shape draw:style-name="gr9" draw:text-style-name="P10" xml:id="id43" draw:id="id43" draw:layer="layout" svg:width="0.86cm" svg:height="0.938cm" svg:x="21.816cm" svg:y="13.376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2" draw:id="id42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custom-shape draw:style-name="gr4" draw:text-style-name="P5" draw:layer="layout" svg:width="0.312cm" svg:height="1.25cm" svg:x="20.943cm" svg:y="13.2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21.0980083128519cm 13.3760083652479cm)" svg:viewBox="0 0 220 221" draw:points="0,221 0,0 220,0">
            <text:p/>
          </draw:polyline>
        </draw:g>
        <draw:g xml:id="id44" draw:id="id44">
          <draw:glue-point draw:id="4" svg:x="-5cm" svg:y="0cm"/>
          <draw:glue-point draw:id="5" svg:x="-5cm" svg:y="-1.88cm"/>
          <draw:glue-point draw:id="6" svg:x="5cm" svg:y="-1.88cm"/>
          <draw:glue-point draw:id="7" svg:x="5cm" svg:y="1.872cm"/>
          <draw:glue-point draw:id="8" svg:x="5cm" svg:y="0cm"/>
          <draw:glue-point draw:id="9" svg:x="-5cm" svg:y="1.864cm"/>
          <draw:glue-point draw:id="10" svg:x="-5cm" svg:y="4.376cm"/>
          <draw:custom-shape draw:style-name="gr4" draw:text-style-name="P5" draw:layer="layout" svg:width="0.312cm" svg:height="1.25cm" svg:x="23.145cm" svg:y="13.22cm">
            <draw:glue-point draw:id="4" svg:x="-5cm" svg:y="1.872cm"/>
            <draw:glue-point draw:id="5" svg:x="-5cm" svg:y="0cm"/>
            <draw:glue-point draw:id="6" svg:x="-5cm" svg:y="-1.88cm"/>
            <draw:glue-point draw:id="7" svg:x="5cm" svg:y="-1.88cm"/>
            <draw:glue-point draw:id="8" svg:x="5cm" svg:y="1.872cm"/>
            <text:p/>
            <draw:enhanced-geometry svg:viewBox="0 0 21600 21600" draw:type="rectangle" draw:enhanced-path="M 0 0 L 21600 0 21600 21600 0 21600 0 0 Z N"/>
          </draw:custom-shape>
          <draw:polyline draw:style-name="gr5" draw:text-style-name="P6" draw:layer="layout" svg:width="0.219cm" svg:height="0.22cm" draw:transform="rotate (2.35305289753875) translate (23.3000083128519cm 13.3760083652479cm)" svg:viewBox="0 0 220 221" draw:points="0,221 0,0 220,0">
            <text:p/>
          </draw:polyline>
        </draw:g>
        <draw:custom-shape draw:style-name="gr9" draw:text-style-name="P10" xml:id="id45" draw:id="id45" draw:layer="layout" svg:width="0.86cm" svg:height="0.938cm" svg:x="24.238cm" svg:y="13.376cm">
          <draw:glue-point draw:id="4" svg:x="5cm" svg:y="2.494cm"/>
          <draw:glue-point draw:id="5" svg:x="5cm" svg:y="-2.505cm" draw:escape-direction="right"/>
          <draw:glue-point draw:id="6" svg:x="5cm" svg:y="0cm"/>
          <draw:glue-point draw:id="7" svg:x="-5cm" svg:y="2.494cm"/>
          <draw:glue-point draw:id="8" svg:x="-5cm" svg:y="-2.505cm" draw:escape-direction="left"/>
          <draw:glue-point draw:id="9" svg:x="-5cm" svg:y="2.494cm"/>
          <draw:glue-point draw:id="10" svg:x="-5cm" svg:y="0cm"/>
          <draw:glue-point draw:id="11" svg:x="-5cm" svg:y="-2.505cm"/>
          <text:p text:style-name="P3"><text:span text:style-name="T1">RF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6" draw:layer="layout" svg:width="0.546cm" svg:height="0.936cm" svg:x="19.472cm" svg:y="13.376cm" svg:viewBox="0 0 547 937" draw:points="0,0 547,234 547,703 0,937 0,625 157,469 0,312">
          <text:p/>
        </draw:polygon>
        <draw:frame draw:style-name="gr7" draw:text-style-name="P7" draw:layer="layout" svg:width="0.781cm" svg:height="0.568cm" svg:x="23.457cm" svg:y="13.277cm">
          <draw:text-box>
            <text:p><text:span text:style-name="T2">t3</text:span></text:p>
          </draw:text-box>
        </draw:frame>
        <draw:polygon draw:style-name="gr11" draw:text-style-name="P11" xml:id="id41" draw:id="id41" draw:layer="layout" svg:width="0.546cm" svg:height="0.936cm" svg:x="19.482cm" svg:y="13.387cm" svg:viewBox="0 0 547 937" draw:points="0,0 547,234 547,703 0,937 0,625 157,469 0,312">
          <draw:glue-point draw:id="4" svg:x="-4.99cm" svg:y="-2.614cm"/>
          <draw:glue-point draw:id="5" svg:x="4.826cm" svg:y="0cm"/>
          <draw:glue-point draw:id="6" svg:x="-5.173cm" svg:y="2.39cm"/>
          <text:p/>
        </draw:polygon>
        <draw:frame draw:style-name="gr7" draw:text-style-name="P7" draw:layer="layout" svg:width="0.781cm" svg:height="0.568cm" svg:x="17.967cm" svg:y="13.583cm">
          <draw:text-box>
            <text:p><text:span text:style-name="T2">s3</text:span></text:p>
          </draw:text-box>
        </draw:frame>
        <draw:frame draw:style-name="gr17" draw:text-style-name="P7" draw:layer="layout" svg:width="0.547cm" svg:height="1.075cm" svg:x="19.534cm" svg:y="13.279cm">
          <draw:text-box>
            <text:p><text:span text:style-name="T2">slt</text:span></text:p>
          </draw:text-box>
        </draw:frame>
        <draw:connector draw:style-name="gr6" draw:layer="layout" svg:x1="19.06cm" svg:y1="14.079cm" svg:x2="19.482cm" svg:y2="14.078cm" draw:start-shape="id40" draw:start-glue-point="7" draw:end-shape="id41" draw:end-glue-point="6" svg:d="M19060 14079h211v-1h211" svg:viewBox="0 0 423 2">
          <text:p/>
        </draw:connector>
        <draw:connector draw:style-name="gr6" draw:layer="layout" svg:x1="19.06cm" svg:y1="13.61cm" svg:x2="19.483cm" svg:y2="13.611cm" draw:start-shape="id40" draw:start-glue-point="6" draw:end-shape="id41" draw:end-glue-point="4" svg:d="M19060 13610h211v1h212" svg:viewBox="0 0 424 2">
          <text:p/>
        </draw:connector>
        <draw:connector draw:style-name="gr6" draw:layer="layout" svg:x1="21.255cm" svg:y1="13.845cm" svg:x2="21.816cm" svg:y2="13.845cm" draw:start-shape="id42" draw:start-glue-point="8" draw:end-shape="id43" draw:end-glue-point="10" svg:d="M21255 13845h561" svg:viewBox="0 0 562 1">
          <text:p/>
        </draw:connector>
        <draw:connector draw:style-name="gr6" draw:layer="layout" svg:x1="22.676cm" svg:y1="13.845cm" svg:x2="23.145cm" svg:y2="13.845cm" draw:start-shape="id43" draw:start-glue-point="6" draw:end-shape="id44" draw:end-glue-point="4" svg:d="M22676 13845h469" svg:viewBox="0 0 470 1">
          <text:p/>
        </draw:connector>
        <draw:connector draw:style-name="gr6" draw:layer="layout" svg:x1="23.457cm" svg:y1="13.845cm" svg:x2="24.238cm" svg:y2="13.845cm" draw:start-shape="id44" draw:start-glue-point="8" draw:end-shape="id45" draw:end-glue-point="10" svg:d="M23457 13845h781" svg:viewBox="0 0 782 1">
          <text:p/>
        </draw:connector>
        <draw:connector draw:style-name="gr6" draw:layer="layout" draw:line-skew="-0.626cm" svg:x1="21.255cm" svg:y1="13.845cm" svg:x2="23.145cm" svg:y2="14.392cm" draw:start-shape="id42" draw:start-glue-point="8" draw:end-shape="id44" draw:end-glue-point="10" svg:d="M21255 13845h319v547h1571" svg:viewBox="0 0 1891 548">
          <text:p/>
        </draw:connector>
        <draw:frame draw:style-name="gr7" draw:text-style-name="P7" draw:layer="layout" svg:width="0.781cm" svg:height="0.568cm" svg:x="17.967cm" svg:y="13.043cm">
          <draw:text-box>
            <text:p><text:span text:style-name="T2">s</text:span><text:span text:style-name="T2">2</text:span></text:p>
          </draw:text-box>
        </draw:frame>
        <draw:polyline draw:style-name="gr18" draw:text-style-name="P6" draw:layer="layout" svg:width="7.868cm" svg:height="2.733cm" draw:transform="rotate (-1.5707963267949) translate (6.583cm 5.5cm)" svg:viewBox="0 0 7869 2734" draw:points="0,2734 760,2734 760,0 6400,0 6400,2734 7869,2734">
          <text:p/>
        </draw:polyline>
        <draw:polyline draw:style-name="gr5" draw:text-style-name="P6" draw:layer="layout" svg:width="5.311cm" svg:height="0.558cm" draw:transform="rotate (-1.5707963267949) translate (23.114cm 5.713cm)" svg:viewBox="0 0 5312 559" draw:points="0,559 0,0 5312,0 5312,468">
          <text:p/>
        </draw:polyline>
        <draw:frame draw:style-name="gr19" draw:text-style-name="P15" draw:layer="layout" svg:width="2.488cm" svg:height="2.111cm" svg:x="21.193cm" svg:y="7.017cm">
          <draw:text-box>
            <text:p><text:span text:style-name="T4">Z</text:span><text:span text:style-name="T4">a</text:span><text:span text:style-name="T4">h</text:span><text:span text:style-name="T4">o</text:span><text:span text:style-name="T4">z</text:span><text:span text:style-name="T4">e</text:span><text:span text:style-name="T4">n</text:span><text:span text:style-name="T4">í</text:span></text:p>
            <text:p><text:span text:style-name="T4">t</text:span><text:span text:style-name="T4">ě</text:span><text:span text:style-name="T4">c</text:span><text:span text:style-name="T4">h</text:span><text:span text:style-name="T4">t</text:span><text:span text:style-name="T4">o</text:span></text:p>
            <text:p><text:span text:style-name="T4">i</text:span><text:span text:style-name="T4">n</text:span><text:span text:style-name="T4">s</text:span><text:span text:style-name="T4">t</text:span><text:span text:style-name="T4">r</text:span><text:span text:style-name="T4">u</text:span><text:span text:style-name="T4">k</text:span><text:span text:style-name="T4">c</text:span><text:span text:style-name="T4">í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APO_20_2" draw:display-name="Gradient APO 2" draw:style="axial" draw:start-color="#99ccff" draw:end-color="#83afdb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56cm" draw:marker-start-center="false" draw:marker-end-width="0.356cm" draw:marker-end-center="false" draw:fill="none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10" draw:fill-hatch-name="Hatch_20_1" draw:fill-image-name="Bitmape_20_1"/>
      <style:text-properties fo:font-size="3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2" svg:stroke-width="0.05cm" draw:fill-color="#ffcc99" draw:fill-gradient-name="Gradient_20_10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Times New Roman" fo:font-family="'Times New Roman'" style:font-family-generic="roman" style:font-pitch="variable" fo:font-size="12pt" fo:language="en" fo:country="US" fo:font-weight="bold" style:language-asian="en" style:country-asian="US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03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top="0cm" fo:margin-bottom="0.20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background" style:family="presentation">
      <style:graphic-properties draw:stroke="none" draw:fill="none"/>
      <style:text-properties style:letter-kerning="true"/>
    </style:style>
    <style:style style:name="APO-english-od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PO-english-od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PO-english-odp-outline1" style:family="presentation">
      <style:graphic-properties draw:stroke="none" draw:fill="none" draw:auto-grow-height="false" draw:fit-to-size="shrink-to-fit" style:shrink-to-fit="true">
        <text:list-style style:name="APO-english-od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outline2" style:family="presentation" style:parent-style-name="APO-english-odp-outline1">
      <style:paragraph-properties fo:margin-left="0cm" fo:margin-right="0cm" fo:margin-top="0cm" fo:margin-bottom="0.203cm" fo:text-indent="0cm"/>
      <style:text-properties fo:font-size="22pt" style:font-size-asian="28pt" style:font-size-complex="28pt"/>
    </style:style>
    <style:style style:name="APO-english-odp-outline3" style:family="presentation" style:parent-style-name="APO-english-odp-outline2">
      <style:paragraph-properties fo:margin-left="0cm" fo:margin-right="0cm" fo:margin-top="0cm" fo:margin-bottom="0.203cm" fo:text-indent="0cm"/>
      <style:text-properties fo:font-size="24pt" style:font-size-asian="24pt" style:font-size-complex="24pt"/>
    </style:style>
    <style:style style:name="APO-english-odp-outline4" style:family="presentation" style:parent-style-name="APO-english-odp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PO-english-odp-outline5" style:family="presentation" style:parent-style-name="APO-english-odp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6" style:family="presentation" style:parent-style-name="APO-english-odp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7" style:family="presentation" style:parent-style-name="APO-english-odp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8" style:family="presentation" style:parent-style-name="APO-english-od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outline9" style:family="presentation" style:parent-style-name="APO-english-od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PO-english-odp-subtitle" style:family="presentation">
      <style:graphic-properties draw:stroke="none" draw:fill="none" draw:textarea-vertical-align="middle">
        <text:list-style style:name="APO-english-od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O-english-odp-title" style:family="presentation">
      <style:graphic-properties draw:stroke="none" draw:fill="gradient" draw:fill-gradient-name="Gradient_20_APO_20_2" draw:fill-image-width="0cm" draw:fill-image-height="0cm" draw:textarea-vertical-align="middle" fo:padding-top="0.127cm" fo:padding-bottom="0.127cm" fo:padding-left="0.254cm" fo:padding-right="0.254cm">
        <text:list-style style:name="APO-english-od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APO-english-od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APO-english-od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4.004cm" svg:height="1.702cm" svg:x="0.698cm" svg:y="0.838cm" presentation:class="title" presentation:placeholder="true">
        <draw:text-box/>
      </draw:frame>
      <draw:frame presentation:style-name="Default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PO-english-odp" style:page-layout-name="PM1" draw:style-name="Mdp1">
      <draw:frame presentation:style-name="APO-english-odp-title" draw:layer="backgroundobjects" svg:width="24.004cm" svg:height="1.702cm" svg:x="0.698cm" svg:y="0.838cm" presentation:class="title" presentation:placeholder="true">
        <draw:text-box/>
      </draw:frame>
      <draw:frame presentation:style-name="APO-english-odp-outline1" draw:layer="backgroundobjects" svg:width="22.859cm" svg:height="11.049cm" svg:x="1.271cm" svg:y="2.921cm" presentation:class="outline" presentation:placeholder="true">
        <draw:text-box/>
      </draw:frame>
      <presentation:notes style:page-layout-name="PM0">
        <draw:page-thumbnail presentation:style-name="APO-english-odp-title" draw:layer="backgroundobjects" svg:width="13.968cm" svg:height="10.476cm" svg:x="3.81cm" svg:y="2.122cm" presentation:class="page"/>
        <draw:frame presentation:style-name="APO-english-odp-notes" draw:layer="backgroundobjects" svg:width="17.271cm" svg:height="12.572cm" svg:x="2.159cm" svg:y="13.27cm" presentation:class="notes" presentation:placeholder="true">
          <draw:text-box/>
        </draw:frame>
        <draw:frame presentation:style-name="Mpr3" draw:text-style-name="MP2" draw:layer="backgroundobjects" svg:width="9.37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7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7cm" svg:height="1.396cm" svg:x="0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7cm" svg:height="1.396cm" svg:x="12.219cm" svg:y="26.542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3-29T18:02:47</meta:creation-date>
    <meta:editing-duration>P2DT11H59M42S</meta:editing-duration>
    <meta:editing-cycles>275</meta:editing-cycles>
    <meta:generator>LibreOffice/6.4.7.2$Linux_X86_64 LibreOffice_project/40$Build-2</meta:generator>
    <dc:date>2023-03-09T18:23:34.470288087</dc:date>
    <dc:description>https://cw.fel.cvut.cz/wiki/courses/b35apo/start</dc:description>
    <dc:subject>B35APO - Computer Architectures</dc:subject>
    <dc:title>Central Processing Unit (CPU)</dc:title>
    <meta:document-statistic meta:object-count="243"/>
  </office:meta>
</office:document-meta>
</file>